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6B542584897F2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rsid="001d9b1c" officeooo:paragraph-rsid="001d9b1c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rsid="00325d91" officeooo:paragraph-rsid="00325d91"/>
    </style:style>
    <style:style style:name="P14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5" style:family="paragraph" style:parent-style-name="Table_20_Contents">
      <style:text-properties officeooo:rsid="00325d91" officeooo:paragraph-rsid="00325d91"/>
    </style:style>
    <style:style style:name="P16" style:family="paragraph" style:parent-style-name="Table_20_Contents">
      <style:text-properties officeooo:paragraph-rsid="00325d91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Standard" style:list-style-name="L2">
      <style:paragraph-properties fo:orphans="2" fo:widows="2"/>
      <style:text-properties fo:font-variant="normal" fo:text-transform="none" fo:color="#222222" style:font-name="Arial1" fo:font-size="9.75pt" fo:letter-spacing="normal" fo:font-style="normal" fo:font-weight="normal"/>
    </style:style>
    <style:style style:name="P20" style:family="paragraph" style:parent-style-name="Standard" style:list-style-name="L2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/>
    </style:style>
    <style:style style:name="P21" style:family="paragraph" style:parent-style-name="Table_20_Contents">
      <style:text-properties officeooo:rsid="0026e5cd" officeooo:paragraph-rsid="002e3f47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rsid="0032a9d2" officeooo:paragraph-rsid="0032a9d2"/>
    </style:style>
    <style:style style:name="P23" style:family="paragraph" style:parent-style-name="Table_20_Contents" style:list-style-name="L1"/>
    <style:style style:name="P24" style:family="paragraph" style:parent-style-name="Table_20_Contents">
      <style:text-properties officeooo:paragraph-rsid="003391ae"/>
    </style:style>
    <style:style style:name="P25" style:family="paragraph" style:parent-style-name="Table_20_Contents" style:list-style-name="L2">
      <style:text-properties officeooo:paragraph-rsid="003391ae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325d91" fo:background-color="transparent" loext:char-shading-value="0"/>
    </style:style>
    <style:style style:name="T10" style:family="text">
      <style:text-properties officeooo:rsid="003391ae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19d4"/>
    </style:style>
    <style:style style:name="T14" style:family="text">
      <style:text-properties officeooo:rsid="00325d91"/>
    </style:style>
    <style:style style:name="T15" style:family="text">
      <style:text-properties officeooo:rsid="003391ae"/>
    </style:style>
    <style:style style:name="T16" style:family="text">
      <style:text-properties style:font-name="Arial1" fo:font-size="9.75pt"/>
    </style:style>
    <style:style style:name="T17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p. zn. </text:span><text:span text:style-name="T9">RV </text:span><text:span text:style-name="T10">6</text:span><text:span text:style-name="T9">7/201</text:span><text:span text:style-name="T10">7</text:span></text:p>
      <text:p text:style-name="P17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9"><text:span text:style-name="T3">Zadavatel</text:span><text:span text:style-name="T6">:</text:span></text:p>
          </table:table-cell>
          <table:table-cell table:style-name="Tabulka1.A1" office:value-type="string">
            <text:p text:style-name="P11"><text:span text:style-name="T3">Česká pirátská strana</text:span>, mediální odbor:</text:p>
            <text:p text:style-name="P11">Mikuláš Ferjenčík, <text:span text:style-name="T14">vedoucí, </text:span>mikulas.ferjencik@pirati.cz </text:p>
            <text:p text:style-name="P22">Jiří Hoskovec, jiri.hoskovec@pirati.cz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Dodavatel</text:span><text:span text:style-name="T6">:</text:span></text:p>
          </table:table-cell>
          <table:table-cell table:style-name="Tabulka1.A1" office:value-type="string">
            <text:p text:style-name="P12"><text:span text:style-name="T11">Jméno</text:span>: <text:span text:style-name="T14">Mgr. Jakub Dušánek</text:span></text:p>
            <text:p text:style-name="P13">IČO: 74130676, místo podnikání: Mělník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4">šéfeditor pirátských listů a analytik</text:p>
            <text:list xml:id="list4199978389893902644" text:style-name="L2">
              <text:list-item>
                <text:p text:style-name="P25"><text:span text:style-name="T17">rešerše a tvorba mediálních textů pro potřeby externí komunikace Pirátské strany a</text:span><text:span text:style-name="T18"> </text:span><text:span text:style-name="T17">marketing</text:span></text:p>
                <text:list>
                  <text:list-item>
                    <text:p text:style-name="P19">příprava podkladů pro rozhovory</text:p>
                  </text:list-item>
                  <text:list-item>
                    <text:p text:style-name="P19">příprava i realizace videí</text:p>
                  </text:list-item>
                  <text:list-item>
                    <text:p text:style-name="P20"><text:span text:style-name="T16">denní monitoring médií, práce s mediálními výstupy a vyhodnocování zpětné vazby a</text:span> <text:span text:style-name="T16">dopadů jednotlivých mediálních sdělení,</text:span></text:p>
                  </text:list-item>
                  <text:list-item>
                    <text:p text:style-name="P19">komunikace a budování vztahů s médii</text:p>
                  </text:list-item>
                </text:list>
              </text:list-item>
              <text:list-item>
                <text:p text:style-name="P20"><text:s/>Editor a psavec pro Pirátské listy</text:p>
              </text:list-item>
            </text:list>
            <text:list xml:id="list5710008019422423037" text:style-name="L1">
              <text:list-header>
                <text:p text:style-name="P23"/>
              </text:list-header>
            </text:list>
            <text:p text:style-name="P12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Smluvní typ</text:span>:</text:p>
          </table:table-cell>
          <table:table-cell table:style-name="Tabulka1.A1" office:value-type="string">
            <text:p text:style-name="P14">Příkazní smlouv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Odměna</text:span>:</text:p>
          </table:table-cell>
          <table:table-cell table:style-name="Tabulka1.A1" office:value-type="string">
            <text:p text:style-name="P16"><text:span text:style-name="T12"><text:s/></text:span>• <text:span text:style-name="T15">paušální</text:span> odměna: <text:span text:style-name="T15">32 000</text:span> Kč</text:p>
            <text:p text:style-name="P16"><text:s/>• úkolová odměna: až <text:span text:style-name="T15">6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Termín provedení</text:span>:</text:p>
          </table:table-cell>
          <table:table-cell table:style-name="Tabulka1.A1" office:value-type="string">
            <text:p text:style-name="P21">Od 0<text:span text:style-name="T15">1</text:span>-04-201<text:span text:style-name="T15">8</text:span> na neurčito</text:p>
          </table:table-cell>
        </table:table-row>
      </table:table>
      <text:p text:style-name="P7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14">01-04-2018</text:span></text:p>
      <text:p text:style-name="P5">Za zadavatele: <text:tab/><text:tab/><text:tab/>Za dodavatele: </text:p>
      <text:p text:style-name="P6"><text:span text:style-name="T14">Mikuláš Ferjenčík</text:span><text:tab/><text:tab/><text:tab/><text:span text:style-name="T14">Mgr. Jakub Dušánek</text:span></text:p>
      <text:p text:style-name="P5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6B542584897F28C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4T10:49:04.819592921</dc:date>
    <meta:editing-cycles>116</meta:editing-cycles>
    <meta:editing-duration>P24DT13H14M50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8" meta:word-count="211" meta:character-count="1488" meta:non-whitespace-character-count="1304"/>
    <meta:user-defined meta:name="Informace 1"/>
    <meta:user-defined meta:name="Informace 2"/>
    <meta:user-defined meta:name="Informace 3"/>
    <meta:user-defined meta:name="Informace 4"/>
  </office:meta>
</office:document-meta>
</file>